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Century Schoolbook L" officeooo:rsid="000f1ac8" officeooo:paragraph-rsid="000f1ac8"/>
    </style:style>
    <style:style style:name="P2" style:family="paragraph" style:parent-style-name="Standard">
      <style:paragraph-properties fo:text-align="center" style:justify-single-word="false"/>
      <style:text-properties style:font-name="Century Schoolbook L" fo:font-size="28pt" style:text-underline-style="solid" style:text-underline-width="auto" style:text-underline-color="font-color" fo:font-weight="bold" officeooo:rsid="000f1ac8" officeooo:paragraph-rsid="000f1ac8" style:font-size-asian="28pt" style:font-weight-asian="bold" style:font-size-complex="28pt" style:font-weight-complex="bold"/>
    </style:style>
    <style:style style:name="P3" style:family="paragraph" style:parent-style-name="Standard">
      <style:text-properties style:font-name="Century Schoolbook L" fo:font-size="13pt" officeooo:rsid="000f1ac8" officeooo:paragraph-rsid="000f1ac8" style:font-size-asian="13pt" style:font-size-complex="13pt"/>
    </style:style>
    <style:style style:name="P4" style:family="paragraph" style:parent-style-name="Standard">
      <style:text-properties style:font-name="Century Schoolbook L" fo:font-size="13pt" officeooo:rsid="0010b659" officeooo:paragraph-rsid="0010b659" style:font-size-asian="13pt" style:font-size-complex="13pt"/>
    </style:style>
    <style:style style:name="P5" style:family="paragraph" style:parent-style-name="Standard">
      <style:text-properties style:font-name="Century Schoolbook L" fo:font-size="13pt" officeooo:rsid="0010b659" officeooo:paragraph-rsid="0017070f" style:font-size-asian="13pt" style:font-size-complex="13pt"/>
    </style:style>
    <style:style style:name="P6" style:family="paragraph" style:parent-style-name="Header">
      <style:paragraph-properties fo:text-align="end" style:justify-single-word="false"/>
      <style:text-properties officeooo:rsid="0017070f" officeooo:paragraph-rsid="0017070f"/>
    </style:style>
    <style:style style:name="P7" style:family="paragraph" style:parent-style-name="Footer">
      <style:paragraph-properties fo:text-align="end" style:justify-single-word="false"/>
      <style:text-properties officeooo:rsid="0017070f" officeooo:paragraph-rsid="0017070f"/>
    </style:style>
    <style:style style:name="T1" style:family="text">
      <style:text-properties officeooo:rsid="00123b3f"/>
    </style:style>
    <style:style style:name="T2" style:family="text">
      <style:text-properties officeooo:rsid="001318d5"/>
    </style:style>
    <style:style style:name="T3" style:family="text">
      <style:text-properties fo:font-style="italic" style:font-style-asian="italic" style:font-style-complex="italic"/>
    </style:style>
    <style:style style:name="T4" style:family="text">
      <style:text-properties fo:font-style="italic" officeooo:rsid="00123b3f" style:font-style-asian="italic" style:font-style-complex="italic"/>
    </style:style>
    <style:style style:name="T5" style:family="text">
      <style:text-properties fo:font-size="13pt" style:font-size-asian="13pt" style:font-size-complex="13pt"/>
    </style:style>
    <style:style style:name="T6" style:family="text">
      <style:text-properties fo:font-size="13pt" fo:font-style="italic" style:font-size-asian="13pt" style:font-style-asian="italic" style:font-size-complex="13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DU PROJET </text:p>
      <text:p text:style-name="P1"/>
      <text:p text:style-name="P1"><text:tab/><text:span text:style-name="T5">Le projet de Système d’Exploitation avait pour but de programmer une commande «</text:span><text:span text:style-name="T6"> détecter »</text:span><text:span text:style-name="T5"> permettant d’afficher le résultat d’une commande selon plusieurs options et de <text:s/>ré-afficher le résultat à chaque fois qu’un changement.</text:span></text:p>
      <text:p text:style-name="P3"/>
      <text:p text:style-name="P3"/>
      <text:p text:style-name="P3"><text:tab/>Dans un premier temps, nous avons récupéré toute la ligne de commande avec la commande <text:span text:style-name="T3">« getopt »</text:span>. Cette commande a permis de récupérer chaque argument et de vérifier si ils sont conformes. </text:p>
      <text:p text:style-name="P3">Dans un second temps, nous avons effectué la commande souhaité à l’aide d’un <text:span text:style-name="T3">« pipe »</text:span> et d’un <text:span text:style-name="T3">« fork ».</text:span> Le processus fils effectue la commande et le processus père vérifie caractère par caractère si l’ancien résultat, <text:span text:style-name="T2">contenue dans un buffer, </text:span>est le même que le résultat trouvé (sauf la première fois, il l’affiche quoi qu’il arrive). <text:span text:style-name="T2">Si ce n’est pas le cas, on alloue une nouvelle fois le buffer par la taille que nouveau résultat. Ensuite, on affiche la valeur de retour du la sortie si nécessaire et seulement à la fin, affiche le nouveau résultat. Dans le cas contraire, seul le temps est affiché si l’option -l est activé. Le temps est affiché en début de la boucle principale.</text:span></text:p>
      <text:p text:style-name="P4">A la fin seulement de la boucle principale, la commande <text:span text:style-name="T3">« usleep » </text:span>est appelé. </text:p>
      <text:p text:style-name="P4"/>
      <text:p text:style-name="P4"/>
      <text:p text:style-name="P4"><text:tab/>Les jeux de tests ont permis de trouvé différentes erreurs sur les options que nous n’avions pas vérifier. Par exemple, <text:span text:style-name="T1">nous n’avons pas vérifié les valeurs négatives des chiffres passés en argument avec l’option -l ou l’option -i. La valeur du retour du exit n’ était pas modifié correctement également. L’utilisateur pouvait rentrer des options non conformes et également utilise la commande détecter sans commande. Nous avons corrigé chaque erreur que nous avons trouvé.</text:span></text:p>
      <text:p text:style-name="P4"/>
      <text:p text:style-name="P4"/>
      <text:p text:style-name="P5"><text:span text:style-name="T1"><text:tab/>Pour la mesure de couverture avec </text:span><text:span text:style-name="T4">« gcov »</text:span><text:span text:style-name="T1">, nous obtenons : 65.2%. Un rapport graphique est fourni dans notre rendu. La mesure n’est pas vraiment exceptionnelle, mais elle s’explique par le fait que nous vérifions chaque erreur et nous renvoyons des informations précises sur la commande qui a échoué. La mesure de couverture sur les fonctions est de 100 %, car nous avons seulement une fonction qui est le 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070f" officeooo:paragraph-rsid="0017070f"/>
    </style:style>
    <style:style style:name="MP2" style:family="paragraph" style:parent-style-name="Footer">
      <style:paragraph-properties fo:text-align="end" style:justify-single-word="false"/>
      <style:text-properties officeooo:rsid="0017070f" officeooo:paragraph-rsid="001707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UE SYSTEME D’EXPLOITATION</text:p>
      </style:header>
      <style:footer>
        <text:p text:style-name="MP2">DIVRIOTIS Constantin</text:p>
        <text:p text:style-name="MP2">VETRIVEL Govindaraj</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55:06.843664082</meta:creation-date>
    <dc:date>2017-03-31T19:08:15.372291631</dc:date>
    <meta:editing-duration>PT20M40S</meta:editing-duration>
    <meta:editing-cycles>2</meta:editing-cycles>
    <meta:generator>LibreOffice/5.1.6.2.0$Linux_X86_64 LibreOffice_project/10$Build-2</meta:generator>
    <meta:document-statistic meta:table-count="0" meta:image-count="0" meta:object-count="0" meta:page-count="1" meta:paragraph-count="10" meta:word-count="359" meta:character-count="2148" meta:non-whitespace-character-count="1791"/>
  </office:meta>
</office:document-meta>
</file>